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0432e7" officeooo:paragraph-rsid="000432e7" style:font-size-asian="13.1000003814697pt" style:font-size-complex="15pt"/>
    </style:style>
    <style:style style:name="P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5pt" officeooo:rsid="000432e7" officeooo:paragraph-rsid="000432e7" style:font-size-asian="13.1000003814697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officeooo:rsid="000432e7" officeooo:paragraph-rsid="000432e7" style:font-size-asian="13.1000003814697pt" style:font-size-complex="15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5pt" officeooo:rsid="000432e7" officeooo:paragraph-rsid="000432e7" style:font-size-asian="13.1000003814697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d7e3"/>
    </style:style>
    <style:style style:name="T3" style:family="text">
      <style:text-properties officeooo:rsid="00090a30"/>
    </style:style>
    <style:style style:name="T4" style:family="text">
      <style:text-properties officeooo:rsid="00095d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lGame:</text:p>
      <text:p text:style-name="P1"/>
      <text:list xml:id="list957047288" text:style-name="L1">
        <text:list-item>
          <text:p text:style-name="P3">Script:</text:p>
        </text:list-item>
      </text:list>
      <text:p text:style-name="P2">class nameScript{</text:p>
      <text:p text:style-name="P2"><text:s text:c="4"/>constructor(<text:span text:style-name="T2">scene,id</text:span>){</text:p>
      <text:p text:style-name="P2"><text:s text:c="11"/>this.input={}</text:p>
      <text:p text:style-name="P2"><text:s text:c="3"/>} <text:s text:c="3"/></text:p>
      <text:p text:style-name="P2"><text:s text:c="4"/></text:p>
      <text:p text:style-name="P2"><text:s text:c="3"/>start(){</text:p>
      <text:p text:style-name="P2"><text:s text:c="9"/><text:span text:style-name="T3">console.log(“start”)</text:span></text:p>
      <text:p text:style-name="P2"><text:s text:c="3"/>}</text:p>
      <text:p text:style-name="P2"><text:s text:c="3"/>loop(){</text:p>
      <text:p text:style-name="P2"><text:s text:c="8"/><text:span text:style-name="T4">console.log(“loop”)</text:span></text:p>
      <text:p text:style-name="P2"><text:s text:c="3"/>}</text:p>
      <text:p text:style-name="P2">}</text:p>
      <text:list xml:id="list2910381448" text:style-name="L2">
        <text:list-item>
          <text:p text:style-name="P4">scene or game:</text:p>
          <text:list>
            <text:list-item>
              <text:list>
                <text:list-header>
                  <text:p text:style-name="P4">The <text:span text:style-name="T1">game</text:span> shows the true aspect of the game alternatively the <text:span text:style-name="T1">scene</text:span> shows the distorted image of the game to help the developer</text:p>
                  <text:p text:style-name="P4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6:18:44.857484735</meta:creation-date>
    <dc:date>2019-05-14T22:55:40.547955493</dc:date>
    <meta:editing-duration>PT7M17S</meta:editing-duration>
    <meta:editing-cycles>4</meta:editing-cycles>
    <meta:generator>LibreOffice/6.0.4.2$Linux_X86_64 LibreOffice_project/00m0$Build-2</meta:generator>
    <meta:document-statistic meta:table-count="0" meta:image-count="0" meta:object-count="0" meta:page-count="1" meta:paragraph-count="17" meta:word-count="44" meta:character-count="325" meta:non-whitespace-character-count="245"/>
  </office:meta>
</office:document-meta>
</file>